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o stretchy="false">σ</mo>
          <mi>x</mi>
        </msub>
        <mo stretchy="false">=</mo>
        <mfenced open="(" close=")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text>;</mtext>
      <mrow>
        <msub>
          <mo stretchy="false">σ</mo>
          <mi>y</mi>
        </msub>
        <mo stretchy="false">=</mo>
        <mfenced open="(" close=")">
          <mrow>
            <mtable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text>i</mtext>
                    </mrow>
                  </mrow>
                </mtd>
              </mtr>
              <mtr>
                <mtd>
                  <mrow>
                    <mtext>i</mtext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text>;</mtext>
      <mrow>
        <msub>
          <mo stretchy="false">σ</mo>
          <mi>z</mi>
        </msub>
        <mo stretchy="false">=</mo>
        <mfenced open="(" close=")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%isigma _x =
left ( matrix{
 0 # 1 ##
 1 # 0 
} right )
";" 

%isigma _y =
left ( matrix{
 0 # -"i" ##
 "i" # 0 
} right )
";" 

%isigma _z =
left ( matrix{
 1 # 0 ##
 0 # -1 
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13:57.575000000</meta:creation-date>
    <meta:generator>LibreOffice/4.1.4.2$Windows_x86 LibreOffice_project/0a0440ccc0227ad9829de5f46be37cfb6edcf72</meta:generator>
  </office:meta>
</office:document-meta>
</file>